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TreeNode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TreeNodeImpl.visibleInNa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NodeImpl.getPa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teTreeNodeImpl.getLink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teTreeNodeImpl.getPrecedingSibl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TreeNodeImpl.addLabel( String language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TreeNodeImpl.getHre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NodeImpl.getUu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teTreeNodeImpl.getNextSiblingDocument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NodeImpl.hasLin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NodeImpl.getLangu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TreeNodeImpl.setNodeAttribute( String attributeName , String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TreeNodeImpl.pre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teTreeNodeImpl.removeLabel( String langu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teTreeNodeImpl.dele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teTreeNodeImpl.getLinkInternal(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teTreeNodeImpl.getNextSibl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TreeNodeImpl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TreeNodeImpl.isVisi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TreeNodeImpl.accept( SiteTreeNode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NodeImpl.getNodeAttribut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TreeNodeImpl.SiteTreeNodeImpl( DocumentFactory factory , DefaultSiteTree tree , Element node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TreeNodeImpl.setUUID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NodeImpl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Node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NodeImpl.hasLink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NodeImpl.getChildren(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teTreeNodeImpl.getNamespac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NodeImpl.pos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teTreeNodeImpl.ge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NodeImpl.getStru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NodeImpl.setVisible( boolean visibleInNa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TreeNodeImpl.get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teTreeNodeImpl.remove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TreeNodeImpl.acceptReverseSubtree( SiteTreeNodeVisitor vis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NodeImpl.getParent(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TreeNodeImpl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Nod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NodeImpl.get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teTreeNodeImpl.deleteIf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NodeImpl.acceptSubtree( SiteTreeNodeVisitor visi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teTreeNodeImpl.getSuf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NodeImpl.getLink(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TreeNodeImpl.isTop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